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e5c1" officeooo:paragraph-rsid="0010e5c1"/>
    </style:style>
    <style:style style:name="T1" style:family="text">
      <style:text-properties officeooo:rsid="00122d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ndom Walk Graph Neural Network Summa<text:span text:style-name="T1">ry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8T18:51:56.079511418</meta:creation-date>
    <dc:date>2021-11-08T18:53:18.227220114</dc:date>
    <meta:editing-duration>PT1M2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6" meta:character-count="40" meta:non-whitespace-character-count="35"/>
  </office:meta>
</office:document-meta>
</file>